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100" style:apply-style-name="Untitled1" style:base-cell-address="Sheet1.L1"/>
      <style:map style:condition="cell-content()&lt;-100" style:apply-style-name="Untitled2" style:base-cell-address="Sheet1.L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barCode</text:p>
          </table:table-cell>
          <table:table-cell office:value-type="string">
            <text:p>landingPriceCoded</text:p>
          </table:table-cell>
          <table:table-cell office:value-type="string">
            <text:p>sellingPrice</text:p>
          </table:table-cell>
          <table:table-cell office:value-type="string">
            <text:p>quantity</text:p>
          </table:table-cell>
          <table:table-cell office:value-type="string">
            <text:p>partyName</text:p>
          </table:table-cell>
          <table:table-cell office:value-type="string">
            <text:p>withBox</text:p>
          </table:table-cell>
          <table:table-cell office:value-type="string">
            <text:p>landingPrice</text:p>
          </table:table-cell>
          <table:table-cell office:value-type="string">
            <text:p>Selling Price Exp</text:p>
          </table:table-cell>
          <table:table-cell table:style-name="ce2" office:value-type="string">
            <text:p>Selling Price Diff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76">
            <text:p>1276</text:p>
          </table:table-cell>
          <table:table-cell office:value-type="string">
            <text:p>MEM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table:formula="of:=[.I2]*1.7" office:value-type="float" office:value="515.1">
            <text:p>515.1</text:p>
          </table:table-cell>
          <table:table-cell table:style-name="ce2" table:formula="of:=[.E2]-[.J2]" office:value-type="float" office:value="174.9">
            <text:p>174.9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6">
            <text:p>1376</text:p>
          </table:table-cell>
          <table:table-cell office:value-type="string">
            <text:p>ESME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I3]*1.7" office:value-type="float" office:value="1071">
            <text:p>1071</text:p>
          </table:table-cell>
          <table:table-cell table:style-name="ce2" table:formula="of:=[.E3]-[.J3]" office:value-type="float" office:value="104">
            <text:p>104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85">
            <text:p>1485</text:p>
          </table:table-cell>
          <table:table-cell office:value-type="string">
            <text:p>ESAI</text:p>
          </table:table-cell>
          <table:table-cell office:value-type="float" office:value="1295">
            <text:p>1295</text:p>
          </table:table-cell>
          <table:table-cell office:value-type="float" office:value="65">
            <text:p>6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I4]*1.7" office:value-type="float" office:value="1091.4">
            <text:p>1091.4</text:p>
          </table:table-cell>
          <table:table-cell table:style-name="ce2" table:formula="of:=[.E4]-[.J4]" office:value-type="float" office:value="203.6">
            <text:p>203.6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3">
            <text:p>1673</text:p>
          </table:table-cell>
          <table:table-cell office:value-type="string">
            <text:p>]OO</text:p>
          </table:table-cell>
          <table:table-cell office:value-type="float" office:value="495">
            <text:p>49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-188">
            <text:p>-188</text:p>
          </table:table-cell>
          <table:table-cell table:formula="of:=[.I5]*1.7" office:value-type="float" office:value="-319.6">
            <text:p>-319.6</text:p>
          </table:table-cell>
          <table:table-cell table:style-name="ce2" table:formula="of:=[.E5]-[.J5]" office:value-type="float" office:value="814.6">
            <text:p>814.6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3">
            <text:p>1683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.I6]*1.7" office:value-type="float" office:value="639.2">
            <text:p>639.2</text:p>
          </table:table-cell>
          <table:table-cell table:style-name="ce2" table:formula="of:=[.E6]-[.J6]" office:value-type="float" office:value="155.8">
            <text:p>155.8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9">
            <text:p>1779</text:p>
          </table:table-cell>
          <table:table-cell office:value-type="string">
            <text:p>TVE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table:formula="of:=[.I7]*1.7" office:value-type="float" office:value="1207">
            <text:p>1207</text:p>
          </table:table-cell>
          <table:table-cell table:style-name="ce2" table:formula="of:=[.E7]-[.J7]"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4">
            <text:p>1854</text:p>
          </table:table-cell>
          <table:table-cell office:value-type="string">
            <text:p>VITM</text:p>
          </table:table-cell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table:formula="of:=[.I8]*1.7" office:value-type="float" office:value="2164.1">
            <text:p>2164.1</text:p>
          </table:table-cell>
          <table:table-cell table:style-name="ce2" table:formula="of:=[.E8]-[.J8]" office:value-type="float" office:value="515.9">
            <text:p>515.9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1">
            <text:p>2161</text:p>
          </table:table-cell>
          <table:table-cell office:value-type="string">
            <text:p>SM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table:formula="of:=[.I9]*1.7" office:value-type="float" office:value="1076.1">
            <text:p>1076.1</text:p>
          </table:table-cell>
          <table:table-cell table:style-name="ce2" table:formula="of:=[.E9]-[.J9]" office:value-type="float" office:value="103.9">
            <text:p>103.9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0">
            <text:p>2280</text:p>
          </table:table-cell>
          <table:table-cell office:value-type="string">
            <text:p>AVE</text:p>
          </table:table-cell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[.I10]*1.7" office:value-type="float" office:value="697">
            <text:p>697</text:p>
          </table:table-cell>
          <table:table-cell table:style-name="ce2" table:formula="of:=[.E10]-[.J10]" office:value-type="float" office:value="123">
            <text:p>123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29">
            <text:p>2529</text:p>
          </table:table-cell>
          <table:table-cell office:value-type="string">
            <text:p>TRV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.I11]*1.7" office:value-type="float" office:value="1344.7">
            <text:p>1344.7</text:p>
          </table:table-cell>
          <table:table-cell table:style-name="ce2" table:formula="of:=[.E11]-[.J11]" office:value-type="float" office:value="150.3">
            <text:p>150.3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536">
            <text:p>2536</text:p>
          </table:table-cell>
          <table:table-cell office:value-type="string">
            <text:p>TEM</text:p>
          </table:table-cell>
          <table:table-cell office:value-type="float" office:value="1495">
            <text:p>149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formula="of:=[.I12]*1.7" office:value-type="float" office:value="1195.1">
            <text:p>1195.1</text:p>
          </table:table-cell>
          <table:table-cell table:style-name="ce2" table:formula="of:=[.E12]-[.J12]" office:value-type="float" office:value="299.9">
            <text:p>299.9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41">
            <text:p>2541</text:p>
          </table:table-cell>
          <table:table-cell office:value-type="string">
            <text:p>TLS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formula="of:=[.I13]*1.7" office:value-type="float" office:value="1285.2">
            <text:p>1285.2</text:p>
          </table:table-cell>
          <table:table-cell table:style-name="ce2" table:formula="of:=[.E13]-[.J13]" office:value-type="float" office:value="164.8">
            <text:p>164.8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7">
            <text:p>2627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.I14]*1.7" office:value-type="float" office:value="639.2">
            <text:p>639.2</text:p>
          </table:table-cell>
          <table:table-cell table:style-name="ce2" table:formula="of:=[.E14]-[.J14]" office:value-type="float" office:value="155.8">
            <text:p>155.8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2">
            <text:p>2642</text:p>
          </table:table-cell>
          <table:table-cell office:value-type="string">
            <text:p>MTL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.I15]*1.7" office:value-type="float" office:value="637.5">
            <text:p>637.5</text:p>
          </table:table-cell>
          <table:table-cell table:style-name="ce2" table:formula="of:=[.E15]-[.J15]" office:value-type="float" office:value="157.5">
            <text:p>157.5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6">
            <text:p>2646</text:p>
          </table:table-cell>
          <table:table-cell office:value-type="string">
            <text:p>MTL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.I16]*1.7" office:value-type="float" office:value="637.5">
            <text:p>637.5</text:p>
          </table:table-cell>
          <table:table-cell table:style-name="ce2" table:formula="of:=[.E16]-[.J16]" office:value-type="float" office:value="2020.5">
            <text:p>2020.5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0">
            <text:p>2650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.I17]*1.7" office:value-type="float" office:value="673.2">
            <text:p>673.2</text:p>
          </table:table-cell>
          <table:table-cell table:style-name="ce2" table:formula="of:=[.E17]-[.J17]" office:value-type="float" office:value="125.8">
            <text:p>125.8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0">
            <text:p>2660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.I18]*1.7" office:value-type="float" office:value="673.2">
            <text:p>673.2</text:p>
          </table:table-cell>
          <table:table-cell table:style-name="ce2" table:formula="of:=[.E18]-[.J18]" office:value-type="float" office:value="125.8">
            <text:p>125.8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48">
            <text:p>2848</text:p>
          </table:table-cell>
          <table:table-cell office:value-type="string">
            <text:p>AVM</text:p>
          </table:table-cell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.I19]*1.7" office:value-type="float" office:value="702.1">
            <text:p>702.1</text:p>
          </table:table-cell>
          <table:table-cell table:style-name="ce2" table:formula="of:=[.E19]-[.J19]" office:value-type="float" office:value="287.9">
            <text:p>287.9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4">
            <text:p>2934</text:p>
          </table:table-cell>
          <table:table-cell office:value-type="string">
            <text:p>IL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I20]*1.7" office:value-type="float" office:value="428.4">
            <text:p>428.4</text:p>
          </table:table-cell>
          <table:table-cell table:style-name="ce2" table:formula="of:=[.E20]-[.J20]" office:value-type="float" office:value="151.6">
            <text:p>151.6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4">
            <text:p>2994</text:p>
          </table:table-cell>
          <table:table-cell office:value-type="string">
            <text:p>VSRT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table:formula="of:=[.I21]*1.7" office:value-type="float" office:value="2884.9">
            <text:p>2884.9</text:p>
          </table:table-cell>
          <table:table-cell table:style-name="ce2" table:formula="of:=[.E21]-[.J21]" office:value-type="float" office:value="310.1">
            <text:p>310.1</text:p>
          </table:table-cell>
          <table:table-cell table:number-columns-repeated="1013"/>
        </table:table-row>
        <table:table-row table:style-name="ro1"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4">
            <text:p>3164</text:p>
          </table:table-cell>
          <table:table-cell office:value-type="string">
            <text:p>IS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I22]*1.7" office:value-type="float" office:value="448.8">
            <text:p>448.8</text:p>
          </table:table-cell>
          <table:table-cell table:style-name="ce2" table:formula="of:=[.E22]-[.J22]" office:value-type="float" office:value="116.2">
            <text:p>116.2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00"/>
    </style:style>
    <style:style style:name="Untitled2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03/07/2021</text:date>, <text:time>21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7T17:42:04.44</meta:creation-date>
    <dc:date>2021-03-07T21:25:34.48</dc:date>
    <meta:editing-duration>PT2H40M45S</meta:editing-duration>
    <meta:editing-cycles>1</meta:editing-cycles>
    <meta:document-statistic meta:table-count="3" meta:cell-count="242" meta:object-count="0"/>
    <meta:generator>OpenOffice/4.1.5$Win32 OpenOffice.org_project/415m1$Build-9789</meta:generator>
  </office:meta>
</office:document-meta>
</file>